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864ed" officeooo:paragraph-rsid="00086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ículum Vita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1:17:05.383700276</meta:creation-date>
    <meta:generator>LibreOffice/24.2.2.2$Linux_X86_64 LibreOffice_project/427a8baee0312a7693737440f205d2e411d50bad</meta:generator>
    <dc:date>2024-05-04T13:45:26.810385483</dc:date>
    <meta:editing-duration>PT21S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</office:meta>
</office:document-meta>
</file>